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思源黑体 CN Regular1" svg:font-family="'思源黑体 CN Regular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3946e" style:font-name-asian="Nimbus Mono L"/>
    </style:style>
    <style:style style:name="P2" style:family="paragraph" style:parent-style-name="Standard">
      <style:text-properties style:font-name="Nimbus Mono L" officeooo:rsid="0007e423" officeooo:paragraph-rsid="00d8288a" style:font-name-asian="Nimbus Mono L"/>
    </style:style>
    <style:style style:name="P3" style:family="paragraph" style:parent-style-name="Standard">
      <style:text-properties style:font-name="Nimbus Mono L" officeooo:paragraph-rsid="0003946e"/>
    </style:style>
    <style:style style:name="P4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bc4ad1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cede0d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de295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f85c87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fb04ca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107fe1c" style:font-name-asian="Nimbus Mono L"/>
    </style:style>
    <style:style style:name="P12" style:family="paragraph" style:parent-style-name="Preformatted_20_Text">
      <style:text-properties style:font-name="Nimbus Mono L" fo:font-weight="bold" officeooo:rsid="0071821e" officeooo:paragraph-rsid="00bc4ad1" style:font-name-asian="Nimbus Mono L" style:font-weight-asian="bold" style:font-weight-complex="bold"/>
    </style:style>
    <style:style style:name="P13" style:family="paragraph" style:parent-style-name="Preformatted_20_Text">
      <style:text-properties style:font-name="Nimbus Mono L" fo:font-weight="bold" officeooo:rsid="0071821e" officeooo:paragraph-rsid="00d8288a" style:font-name-asian="Nimbus Mono L" style:font-weight-asian="bold" style:font-weight-complex="bold"/>
    </style:style>
    <style:style style:name="P14" style:family="paragraph" style:parent-style-name="Preformatted_20_Text">
      <style:text-properties style:font-name="Nimbus Mono L" fo:font-weight="bold" officeooo:rsid="0071821e" officeooo:paragraph-rsid="00db6244" style:font-name-asian="Nimbus Mono L" style:font-weight-asian="bold" style:font-weight-complex="bold"/>
    </style:style>
    <style:style style:name="P15" style:family="paragraph" style:parent-style-name="Preformatted_20_Text">
      <style:text-properties style:font-name="Nimbus Mono L" fo:font-weight="bold" officeooo:rsid="010708ae" officeooo:paragraph-rsid="00de2953" style:font-name-asian="Nimbus Mono L" style:font-weight-asian="bold" style:font-weight-complex="bold"/>
    </style:style>
    <style:style style:name="P16" style:family="paragraph" style:parent-style-name="Preformatted_20_Text">
      <style:text-properties style:font-name="Nimbus Mono L" fo:font-weight="bold" officeooo:rsid="010708ae" officeooo:paragraph-rsid="0107fe1c" style:font-name-asian="Nimbus Mono L" style:font-weight-asian="bold" style:font-weight-complex="bold"/>
    </style:style>
    <style:style style:name="P17" style:family="paragraph" style:parent-style-name="Preformatted_20_Text">
      <style:text-properties style:font-name="Nimbus Mono L" fo:font-weight="bold" officeooo:rsid="00db6244" officeooo:paragraph-rsid="00db6244" fo:background-color="#ffffff" style:font-name-asian="Nimbus Mono L" style:font-weight-asian="bold" style:font-weight-complex="bold"/>
    </style:style>
    <style:style style:name="P18" style:family="paragraph" style:parent-style-name="Preformatted_20_Text">
      <style:text-properties style:font-name="Nimbus Mono L" fo:font-weight="bold" officeooo:rsid="00db6244" officeooo:paragraph-rsid="00fd02ef" fo:background-color="#ffffff" style:font-name-asian="Nimbus Mono L" style:font-weight-asian="bold" style:font-weight-complex="bold"/>
    </style:style>
    <style:style style:name="P19" style:family="paragraph" style:parent-style-name="Preformatted_20_Text">
      <style:text-properties style:font-name="Nimbus Mono L" officeooo:rsid="0007e423" officeooo:paragraph-rsid="00db6244" fo:background-color="#ffffff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fd02ef" fo:background-color="#ffffff" style:font-name-asian="Nimbus Mono L"/>
    </style:style>
    <style:style style:name="P21" style:family="paragraph" style:parent-style-name="Preformatted_20_Text">
      <style:text-properties officeooo:paragraph-rsid="00b78238"/>
    </style:style>
    <style:style style:name="P22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71821e" officeooo:paragraph-rsid="00db6244" fo:background-color="#ffffff" style:font-name-asian="Nimbus Mono L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07e423" officeooo:paragraph-rsid="00db6244" fo:background-color="#ffffff" style:font-name-asian="Nimbus Mono L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07e423" officeooo:paragraph-rsid="00fd02ef" fo:background-color="#ffffff" style:font-name-asian="Nimbus Mono L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officeooo:paragraph-rsid="00fb04ca" style:font-name-asian="Nimbus Mono L" style:font-size-asian="10pt" style:font-style-asian="normal" style:font-weight-asian="normal" style:font-size-complex="10pt" style:font-weight-complex="normal" style:text-emphasize="none"/>
    </style:style>
    <style:style style:name="P26" style:family="paragraph" style:parent-style-name="Preformatted_20_Text">
      <style:text-properties officeooo:paragraph-rsid="009d35fa"/>
    </style:style>
    <style:style style:name="P27" style:family="paragraph" style:parent-style-name="Preformatted_20_Text">
      <style:text-properties fo:font-size="10pt" fo:font-weight="normal" officeooo:paragraph-rsid="00f85c87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paragraph-rsid="00fb04ca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normal" officeooo:paragraph-rsid="00fd02ef" style:font-size-asian="10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paragraph-rsid="0100a5b6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officeooo:paragraph-rsid="00f85c87"/>
    </style:style>
    <style:style style:name="P32" style:family="paragraph" style:parent-style-name="Preformatted_20_Text">
      <style:text-properties officeooo:paragraph-rsid="00f95153"/>
    </style:style>
    <style:style style:name="P33" style:family="paragraph" style:parent-style-name="Preformatted_20_Text">
      <style:text-properties officeooo:paragraph-rsid="00fb04ca"/>
    </style:style>
    <style:style style:name="P34" style:family="paragraph" style:parent-style-name="Preformatted_20_Text">
      <style:text-properties officeooo:paragraph-rsid="00fd02ef"/>
    </style:style>
    <style:style style:name="P35" style:family="paragraph" style:parent-style-name="Preformatted_20_Text">
      <style:text-properties officeooo:paragraph-rsid="01127dfc"/>
    </style:style>
    <style:style style:name="P36" style:family="paragraph" style:parent-style-name="Preformatted_20_Text">
      <style:text-properties officeooo:paragraph-rsid="00fb04ca"/>
    </style:style>
    <style:style style:name="P37" style:family="paragraph" style:parent-style-name="Preformatted_20_Text">
      <style:text-properties officeooo:paragraph-rsid="01150c13"/>
    </style:style>
    <style:style style:name="P3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07e423" officeooo:paragraph-rsid="01150c13" fo:background-color="#ffffff" style:font-name-asian="Nimbus Mono L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Preformatted_20_Text">
      <style:text-properties style:font-name="Nimbus Mono L" fo:font-size="10pt" fo:font-weight="normal" officeooo:rsid="0007e423" officeooo:paragraph-rsid="00fb04ca" style:font-name-asian="Nimbus Mono L" style:font-size-asian="10pt" style:font-weight-asian="normal" style:font-size-complex="10pt" style:font-weight-complex="normal"/>
    </style:style>
    <style:style style:name="P40" style:family="paragraph" style:parent-style-name="Preformatted_20_Text">
      <style:text-properties style:font-name="Nimbus Mono L" fo:font-size="10pt" fo:font-weight="normal" officeooo:rsid="0007e423" officeooo:paragraph-rsid="01150c13" style:font-name-asian="Nimbus Mono L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fo:font-size="10pt" fo:font-weight="normal" officeooo:paragraph-rsid="01150c13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officeooo:paragraph-rsid="00d828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eb65" style:font-weight-asian="bold" style:font-weight-complex="bold"/>
    </style:style>
    <style:style style:name="T3" style:family="text">
      <style:text-properties fo:font-weight="bold" officeooo:rsid="0071821e" style:font-weight-asian="bold" style:font-weight-complex="bold"/>
    </style:style>
    <style:style style:name="T4" style:family="text">
      <style:text-properties fo:font-weight="bold" officeooo:rsid="00c26580" style:font-weight-asian="bold" style:font-weight-complex="bold"/>
    </style:style>
    <style:style style:name="T5" style:family="text">
      <style:text-properties fo:font-weight="bold" officeooo:rsid="010708ae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0db6244" fo:background-color="#ffff00" loext:char-shading-value="0" style:font-weight-asian="bold" style:font-weight-complex="bold"/>
    </style:style>
    <style:style style:name="T8" style:family="text">
      <style:text-properties fo:font-weight="bold" officeooo:rsid="0071821e" fo:background-color="#ffffff" loext:char-shading-value="0" style:font-weight-asian="bold" style:font-weight-complex="bold"/>
    </style:style>
    <style:style style:name="T9" style:family="text">
      <style:text-properties officeooo:rsid="0007e423" style:font-name-asian="Nimbus Mono L"/>
    </style:style>
    <style:style style:name="T10" style:family="text">
      <style:text-properties officeooo:rsid="00b78238" style:font-name-asian="Nimbus Mono L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9ea428" fo:background-color="#ffff00" loext:char-shading-value="0"/>
    </style:style>
    <style:style style:name="T13" style:family="text">
      <style:text-properties officeooo:rsid="000daf6c" fo:background-color="#ffff00" loext:char-shading-value="0"/>
    </style:style>
    <style:style style:name="T14" style:family="text">
      <style:text-properties officeooo:rsid="00de2953" fo:background-color="#ffff00" loext:char-shading-value="0"/>
    </style:style>
    <style:style style:name="T15" style:family="text">
      <style:text-properties officeooo:rsid="01150c13" fo:background-color="#ffff00" loext:char-shading-value="0"/>
    </style:style>
    <style:style style:name="T16" style:family="text">
      <style:text-properties fo:color="#800000"/>
    </style:style>
    <style:style style:name="T17" style:family="text">
      <style:text-properties fo:color="#800000" officeooo:rsid="000b39a2"/>
    </style:style>
    <style:style style:name="T18" style:family="text">
      <style:text-properties fo:color="#800000" fo:font-weight="bold" style:font-weight-asian="bold" style:font-weight-complex="bold"/>
    </style:style>
    <style:style style:name="T19" style:family="text">
      <style:text-properties fo:color="#800000" fo:font-weight="bold" officeooo:rsid="00d8288a" style:font-weight-asian="bold" style:font-weight-complex="bold"/>
    </style:style>
    <style:style style:name="T20" style:family="text">
      <style:text-properties fo:color="#800000" fo:font-weight="bold" officeooo:rsid="0071821e" style:font-weight-asian="bold" style:font-weight-complex="bold"/>
    </style:style>
    <style:style style:name="T21" style:family="text">
      <style:text-properties fo:color="#800000" officeooo:rsid="00d8288a"/>
    </style:style>
    <style:style style:name="T22" style:family="text">
      <style:text-properties fo:color="#800000" style:font-name="Nimbus Mono L" officeooo:rsid="0007e423" style:font-name-asian="Nimbus Mono L"/>
    </style:style>
    <style:style style:name="T23" style:family="text">
      <style:text-properties fo:color="#800000" style:font-name="Nimbus Mono L" officeooo:rsid="001b00f3" style:font-name-asian="Nimbus Mono L"/>
    </style:style>
    <style:style style:name="T24" style:family="text">
      <style:text-properties fo:color="#800000" style:font-name="Nimbus Mono L" fo:font-weight="bold" officeooo:rsid="0071821e" style:font-name-asian="Nimbus Mono L" style:font-weight-asian="bold" style:font-weight-complex="bold"/>
    </style:style>
    <style:style style:name="T25" style:family="text">
      <style:text-properties fo:color="#800000" style:font-name="Nimbus Mono L" fo:font-weight="bold" officeooo:rsid="00d8288a" style:font-name-asian="Nimbus Mono L" style:font-weight-asian="bold" style:font-weight-complex="bold"/>
    </style:style>
    <style:style style:name="T26" style:family="text">
      <style:text-properties style:font-name="Nimbus Mono L" officeooo:rsid="0007e423" style:font-name-asian="Nimbus Mono L"/>
    </style:style>
    <style:style style:name="T27" style:family="text">
      <style:text-properties style:font-name="Nimbus Mono L" fo:font-size="10pt" fo:font-weight="normal" officeooo:rsid="0007e423" style:font-name-asian="Nimbus Mono L" style:font-size-asian="10pt" style:font-weight-asian="normal" style:font-size-complex="10pt" style:font-weight-complex="normal"/>
    </style:style>
    <style:style style:name="T28" style:family="text">
      <style:text-properties style:font-name="Nimbus Mono L" fo:font-size="10pt" fo:font-weight="normal" officeooo:rsid="001eb657" style:font-name-asian="Nimbus Mono L" style:font-size-asian="10pt" style:font-weight-asian="normal" style:font-size-complex="10pt" style:font-weight-complex="normal"/>
    </style:style>
    <style:style style:name="T29" style:family="text">
      <style:text-properties style:font-name="Nimbus Mono L" fo:font-size="10pt" fo:font-weight="normal" officeooo:rsid="00b7fa32" style:font-name-asian="Nimbus Mono L" style:font-size-asian="10pt" style:font-weight-asian="normal" style:font-size-complex="10pt" style:font-weight-complex="normal"/>
    </style:style>
    <style:style style:name="T30" style:family="text">
      <style:text-properties style:font-name="Nimbus Mono L" fo:font-size="10pt" fo:font-weight="normal" officeooo:rsid="004874cc" style:font-name-asian="Nimbus Mono L" style:font-size-asian="10pt" style:font-weight-asian="normal" style:font-size-complex="10pt" style:font-weight-complex="normal"/>
    </style:style>
    <style:style style:name="T31" style:family="text">
      <style:text-properties style:font-name="Nimbus Mono L" fo:font-size="10pt" fo:font-weight="normal" officeooo:rsid="000b7483" style:font-name-asian="Nimbus Mono L" style:font-size-asian="10pt" style:font-weight-asian="normal" style:font-size-complex="10pt" style:font-weight-complex="normal"/>
    </style:style>
    <style:style style:name="T32" style:family="text">
      <style:text-properties style:font-name="Nimbus Mono L" fo:font-size="10pt" fo:font-weight="normal" officeooo:rsid="00f85c87" style:font-name-asian="Nimbus Mono L" style:font-size-asian="10pt" style:font-weight-asian="normal" style:font-size-complex="10pt" style:font-weight-complex="normal"/>
    </style:style>
    <style:style style:name="T33" style:family="text">
      <style:text-properties style:font-name="Nimbus Mono L" fo:font-size="10pt" fo:font-weight="normal" officeooo:rsid="01150c13" style:font-name-asian="Nimbus Mono L" style:font-size-asian="10pt" style:font-weight-asian="normal" style:font-size-complex="10pt" style:font-weight-complex="normal"/>
    </style:style>
    <style:style style:name="T34" style:family="text">
      <style:text-properties style:font-name="Nimbus Mono L" fo:font-size="10pt" fo:font-weight="normal" officeooo:rsid="0007e423" fo:background-color="#ffffff" loext:char-shading-value="0" style:font-name-asian="Nimbus Mono L" style:font-size-asian="10pt" style:font-weight-asian="normal" style:font-size-complex="10pt" style:font-weight-complex="normal"/>
    </style:style>
    <style:style style:name="T35" style:family="text">
      <style:text-properties style:font-name="Nimbus Mono L" fo:font-size="10pt" fo:font-weight="normal" officeooo:rsid="00f85c87" fo:background-color="#ffffff" loext:char-shading-value="0" style:font-name-asian="Nimbus Mono L" style:font-size-asian="10pt" style:font-weight-asian="normal" style:font-size-complex="10pt" style:font-weight-complex="normal"/>
    </style:style>
    <style:style style:name="T36" style:family="text">
      <style:text-properties style:font-name="Nimbus Mono L" fo:font-size="10pt" fo:font-weight="normal" officeooo:rsid="01150c13" fo:background-color="#ffffff" loext:char-shading-value="0" style:font-name-asian="Nimbus Mono L" style:font-size-asian="10pt" style:font-weight-asian="normal" style:font-size-complex="10pt" style:font-weight-complex="normal"/>
    </style:style>
    <style:style style:name="T37" style:family="text">
      <style:text-properties style:font-name="Nimbus Mono L" fo:font-size="10pt" fo:font-weight="normal" officeooo:rsid="0007e423" fo:background-color="#ffff00" loext:char-shading-value="0" style:font-name-asian="Nimbus Mono L" style:font-size-asian="10pt" style:font-weight-asian="normal" style:font-size-complex="10pt" style:font-weight-complex="normal"/>
    </style:style>
    <style:style style:name="T38" style:family="text">
      <style:text-properties style:font-name="Nimbus Mono L" fo:font-weight="bold" officeooo:rsid="00db6244" fo:background-color="#ffffff" loext:char-shading-value="0" style:font-name-asian="Nimbus Mono L" style:font-weight-asian="bold" style:font-weight-complex="bold"/>
    </style:style>
    <style:style style:name="T39" style:family="text">
      <style:text-properties style:font-name="Nimbus Mono L" fo:font-weight="bold" officeooo:rsid="0071821e" fo:background-color="#ffffff" loext:char-shading-value="0" style:font-name-asian="Nimbus Mono L" style:font-weight-asian="bold" style:font-weight-complex="bold"/>
    </style:style>
    <style:style style:name="T40" style:family="text">
      <style:text-properties style:font-name="Nimbus Mono L" fo:font-weight="bold" officeooo:rsid="0071821e" style:font-name-asian="Nimbus Mono L" style:font-weight-asian="bold" style:font-weight-complex="bold"/>
    </style:style>
    <style:style style:name="T4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07e423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f95153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fb04ca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style:font-size-asian="10pt" style:font-style-asian="normal" style:font-weight-asian="normal" style:font-size-complex="10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71821e" style:font-size-asian="10pt" style:font-style-asian="normal" style:font-weight-asian="normal" style:font-size-complex="10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fb04ca" style:font-size-asian="10pt" style:font-style-asian="normal" style:font-weight-asian="normal" style:font-size-complex="10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fd02ef" style:font-size-asian="10pt" style:font-style-asian="normal" style:font-weight-asian="normal" style:font-size-complex="10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1127dfc" fo:background-color="#ffff00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f95153" fo:background-color="#ffffff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1127dfc" fo:background-color="#ffffff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fo:background-color="#ffffff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fb04ca" fo:background-color="#ffffff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bold" officeooo:rsid="00db6244" style:font-size-asian="10pt" style:font-style-asian="normal" style:font-weight-asian="bold" style:font-size-complex="10pt" style:font-weight-complex="bold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7b5f" style:font-style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fb04ca" style:font-style-asian="normal" style:text-emphasize="none"/>
    </style:style>
    <style:style style:name="T5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7b5f" style:font-name-asian="Nimbus Mono L" style:font-style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fb04ca" style:font-name-asian="Nimbus Mono L" style:font-style-asian="normal" style:text-emphasize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7b5f" fo:background-color="#ffffff" loext:char-shading-value="0" style:font-style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fd02ef" fo:background-color="#ffffff" loext:char-shading-value="0" style:font-style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size-complex="10pt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db6244" style:font-size-asian="11pt" style:font-style-asian="normal" style:font-weight-asian="normal" style:font-size-complex="10pt" style:font-weight-complex="normal" style:text-emphasize="none"/>
    </style:style>
    <style:style style:name="T6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b87b5f" style:font-size-asian="11pt" style:font-style-asian="normal" style:font-weight-asian="normal" style:font-size-complex="10pt" style:font-weight-complex="normal" style:text-emphasize="none"/>
    </style:style>
    <style:style style:name="T6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b04ca" style:font-size-asian="11pt" style:font-style-asian="normal" style:font-weight-asian="normal" style:font-size-complex="10pt" style:font-weight-complex="normal" style:text-emphasize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07e423" style:font-name-asian="Nimbus Mono L" style:font-size-asian="11pt" style:font-style-asian="normal" style:font-weight-asian="normal" style:font-size-complex="10pt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b87b5f" style:font-name-asian="Nimbus Mono L" style:font-size-asian="11pt" style:font-style-asian="normal" style:font-weight-asian="normal" style:font-size-complex="10pt" style:font-weight-complex="normal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95153" style:font-name-asian="Nimbus Mono L" style:font-size-asian="11pt" style:font-style-asian="normal" style:font-weight-asian="normal" style:font-size-complex="10pt" style:font-weight-complex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db6244" style:font-name-asian="Nimbus Mono L" style:font-size-asian="11pt" style:font-style-asian="normal" style:font-weight-asian="normal" style:font-size-complex="10pt" style:font-weight-complex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07e423" style:font-name-asian="Nimbus Mono L" style:font-size-asian="11pt" style:font-style-asian="normal" style:font-weight-asian="normal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07e423" fo:background-color="#ffffff" loext:char-shading-value="0" style:font-name-asian="Nimbus Mono L" style:font-size-asian="11pt" style:font-style-asian="normal" style:font-weight-asian="normal" style:font-size-complex="10pt" style:font-weight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b87b5f" fo:background-color="#ffffff" loext:char-shading-value="0" style:font-name-asian="Nimbus Mono L" style:font-size-asian="11pt" style:font-style-asian="normal" style:font-weight-asian="normal" style:font-size-complex="10pt" style:font-weight-complex="normal" style:text-emphasize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07e423" style:font-name-asian="Nimbus Mono L" style:font-size-asian="11pt" style:font-style-asian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b87b5f" style:font-name-asian="Nimbus Mono L" style:font-size-asian="11pt" style:font-style-asian="normal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1150c13" style:font-name-asian="Nimbus Mono L" style:font-size-asian="11pt" style:font-style-asian="normal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style:font-size-asian="11pt" style:font-style-asian="normal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b87b5f" style:font-size-asian="11pt" style:font-style-asian="normal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background-color="#ffffff" loext:char-shading-value="0" style:font-size-asian="11pt" style:font-style-asian="normal" style:text-emphasize="none"/>
    </style:style>
    <style:style style:name="T8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fb04ca" fo:background-color="#ffffff" loext:char-shading-value="0" style:font-size-asian="11pt" style:font-style-asian="normal" style:text-emphasize="none"/>
    </style:style>
    <style:style style:name="T8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b87b5f" fo:background-color="#ffffff" loext:char-shading-value="0" style:font-size-asian="11pt" style:font-style-asian="normal" style:text-emphasize="none"/>
    </style:style>
    <style:style style:name="T82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07e423" style:font-name-asian="Nimbus Mono L" style:font-style-asian="normal" style:text-emphasize="none"/>
    </style:style>
    <style:style style:name="T83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b7fa32" style:font-name-asian="Nimbus Mono L" style:font-style-asian="normal" style:text-emphasize="none"/>
    </style:style>
    <style:style style:name="T84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f85c87" style:font-name-asian="Nimbus Mono L" style:font-style-asian="normal" style:text-emphasize="none"/>
    </style:style>
    <style:style style:name="T85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fb04ca" style:font-name-asian="Nimbus Mono L" style:font-style-asian="normal" style:text-emphasize="none"/>
    </style:style>
    <style:style style:name="T86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1150c13" style:font-name-asian="Nimbus Mono L" style:font-style-asian="normal" style:text-emphasize="none"/>
    </style:style>
    <style:style style:name="T87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07e423" style:font-name-asian="Nimbus Mono L" style:font-size-asian="10pt" style:font-style-asian="normal" style:font-weight-asian="normal" style:font-size-complex="10pt" style:font-weight-complex="normal" style:text-emphasize="none"/>
    </style:style>
    <style:style style:name="T88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fb04ca" style:font-name-asian="Nimbus Mono L" style:font-size-asian="10pt" style:font-style-asian="normal" style:font-weight-asian="normal" style:font-size-complex="10pt" style:font-weight-complex="normal" style:text-emphasize="none"/>
    </style:style>
    <style:style style:name="T89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fd02ef" style:font-name-asian="Nimbus Mono L" style:font-size-asian="10pt" style:font-style-asian="normal" style:font-weight-asian="normal" style:font-size-complex="10pt" style:font-weight-complex="normal" style:text-emphasize="none"/>
    </style:style>
    <style:style style:name="T90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0b7483" style:font-name-asian="Nimbus Mono L" style:font-size-asian="10pt" style:font-style-asian="normal" style:font-weight-asian="normal" style:font-size-complex="10pt" style:font-weight-complex="normal" style:text-emphasize="none"/>
    </style:style>
    <style:style style:name="T91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f85c87" style:font-name-asian="Nimbus Mono L" style:font-size-asian="10pt" style:font-style-asian="normal" style:font-weight-asian="normal" style:font-size-complex="10pt" style:font-weight-complex="normal" style:text-emphasize="none"/>
    </style:style>
    <style:style style:name="T92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07e423" fo:background-color="#ffff00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93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07e423" fo:background-color="#ffffff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94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b7fa32" fo:background-color="#ffffff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95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officeooo:rsid="00fb04ca" fo:background-color="#ffffff" loext:char-shading-value="0" style:font-name-asian="Nimbus Mono L" style:font-size-asian="10pt" style:font-style-asian="normal" style:font-weight-asian="normal" style:font-size-complex="10pt" style:font-weight-complex="normal" style:text-emphasize="none"/>
    </style:style>
    <style:style style:name="T9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97" style:family="text">
      <style:text-properties fo:color="#000000" style:text-outline="false" style:text-line-through-style="none" style:text-line-through-type="none" fo:font-style="normal" fo:text-shadow="none" style:text-underline-style="none" officeooo:rsid="00b7fa32" style:font-style-asian="normal" style:text-emphasize="none"/>
    </style:style>
    <style:style style:name="T98" style:family="text">
      <style:text-properties fo:color="#000000" style:text-outline="false" style:text-line-through-style="none" style:text-line-through-type="none" fo:font-style="normal" fo:text-shadow="none" style:text-underline-style="none" officeooo:rsid="00f85c87" style:font-style-asian="normal" style:text-emphasize="none"/>
    </style:style>
    <style:style style:name="T99" style:family="text">
      <style:text-properties fo:color="#000000" style:text-outline="false" style:text-line-through-style="none" style:text-line-through-type="none" fo:font-style="normal" fo:text-shadow="none" style:text-underline-style="none" officeooo:rsid="00fb04ca" style:font-style-asian="normal" style:text-emphasize="none"/>
    </style:style>
    <style:style style:name="T100" style:family="text">
      <style:text-properties fo:color="#000000" style:text-outline="false" style:text-line-through-style="none" style:text-line-through-type="none" fo:font-style="normal" fo:text-shadow="none" style:text-underline-style="none" officeooo:rsid="00fd02ef" style:font-style-asian="normal" style:text-emphasize="none"/>
    </style:style>
    <style:style style:name="T101" style:family="text">
      <style:text-properties fo:color="#000000" style:text-outline="false" style:text-line-through-style="none" style:text-line-through-type="none" fo:font-style="normal" fo:text-shadow="none" style:text-underline-style="none" officeooo:rsid="01150c13" style:font-style-asian="normal" style:text-emphasize="none"/>
    </style:style>
    <style:style style:name="T102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text-emphasize="none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officeooo:rsid="00b7fa32" fo:background-color="#ffffff" loext:char-shading-value="0" style:font-style-asian="normal" style:text-emphasize="none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officeooo:rsid="01150c13" fo:background-color="#ffffff" loext:char-shading-value="0" style:font-style-asian="normal" style:text-emphasize="none"/>
    </style:style>
    <style:style style:name="T10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0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b7fa32" style:font-size-asian="10pt" style:font-style-asian="normal" style:font-weight-asian="normal" style:font-size-complex="10pt" style:font-weight-complex="normal" style:text-emphasize="none"/>
    </style:style>
    <style:style style:name="T10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fb04ca" style:font-size-asian="10pt" style:font-style-asian="normal" style:font-weight-asian="normal" style:font-size-complex="10pt" style:font-weight-complex="normal" style:text-emphasize="none"/>
    </style:style>
    <style:style style:name="T108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fd02ef" style:font-size-asian="10pt" style:font-style-asian="normal" style:font-weight-asian="normal" style:font-size-complex="10pt" style:font-weight-complex="normal" style:text-emphasize="none"/>
    </style:style>
    <style:style style:name="T109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db6244" style:font-size-asian="10pt" style:font-style-asian="normal" style:font-weight-asian="bold" style:font-size-complex="10pt" style:font-weight-complex="bold" style:text-emphasize="none"/>
    </style:style>
    <style:style style:name="T110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fd02ef" style:font-size-asian="10pt" style:font-style-asian="normal" style:font-weight-asian="bold" style:font-size-complex="10pt" style:font-weight-complex="bold" style:text-emphasize="none"/>
    </style:style>
    <style:style style:name="T111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fo:background-color="#ffff00" loext:char-shading-value="0" style:font-size-asian="10pt" style:font-style-asian="normal" style:font-weight-asian="bold" style:font-size-complex="10pt" style:font-weight-complex="bold" style:text-emphasize="none"/>
    </style:style>
    <style:style style:name="T11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db6244" fo:background-color="#ffff00" loext:char-shading-value="0" style:font-size-asian="10pt" style:font-style-asian="normal" style:font-weight-asian="bold" style:font-size-complex="10pt" style:font-weight-complex="bold" style:text-emphasize="none"/>
    </style:style>
    <style:style style:name="T11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size-asian="11pt" style:font-style-asian="normal" style:font-weight-asian="normal" style:font-size-complex="10pt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b87b5f" style:font-size-asian="11pt" style:font-style-asian="normal" style:font-weight-asian="normal" style:font-size-complex="10pt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07e423" style:font-name-asian="Nimbus Mono L" style:font-size-asian="11pt" style:font-style-asian="normal" style:font-weight-asian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07e423" style:font-name-asian="Nimbus Mono L" style:font-size-asian="11pt" style:font-style-asian="normal" style:font-weight-asian="normal" style:font-size-complex="10pt" style:font-weight-complex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style:font-size-asian="11pt" style:font-style-asian="normal" style:text-emphasize="none"/>
    </style:style>
    <style:style style:name="T118" style:family="text">
      <style:text-properties fo:font-size="10pt" fo:font-weight="normal" style:font-size-asian="10pt" style:font-weight-asian="normal" style:font-size-complex="10pt" style:font-weight-complex="normal"/>
    </style:style>
    <style:style style:name="T119" style:family="text">
      <style:text-properties fo:font-size="10pt" fo:font-weight="normal" officeooo:rsid="00f85c87" style:font-size-asian="10pt" style:font-weight-asian="normal" style:font-size-complex="10pt" style:font-weight-complex="normal"/>
    </style:style>
    <style:style style:name="T120" style:family="text">
      <style:text-properties fo:color="#111111" fo:font-weight="normal" fo:background-color="#ffff00" loext:char-shading-value="0" style:font-weight-asian="normal" style:font-weight-complex="normal"/>
    </style:style>
    <style:style style:name="T121" style:family="text"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122" style:family="text">
      <style:text-properties fo:color="#333333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0f95153" style:font-name-asian="Nimbus Mono L" style:font-size-asian="10.5pt" style:font-style-asian="normal" style:font-weight-asian="normal" style:font-size-complex="10pt" style:font-weight-complex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李军滔 </text:p>
      <text:p text:style-name="P3"><text:span text:style-name="T9">模块名:</text:span><text:span text:style-name="T10">固定资产</text:span></text:p>
      <text:p text:style-name="P7"><text:tab/>导航下拉名_1:固定资产</text:p>
      <text:p text:style-name="P9"><text:tab/><text:tab/><text:span text:style-name="T11">导航名_</text:span><text:span text:style-name="T12">1</text:span><text:span text:style-name="T11">:固定资产</text:span></text:p>
      <text:p text:style-name="P5"><text:tab/><text:tab/><text:tab/><text:span text:style-name="T16">功能名字_1:列表</text:span> <text:s/>功能类型:网格 (有网格/树形/编辑可选)</text:p>
      <text:p text:style-name="P26"><text:span text:style-name="T26"><text:tab/><text:tab/><text:tab/><text:tab/></text:span><text:span text:style-name="T27">字段名称_</text:span><text:span text:style-name="T28">1</text:span><text:span text:style-name="T27">:</text:span><text:span text:style-name="T67">序</text:span><text:span text:style-name="T62">号</text:span></text:p>
      <text:p text:style-name="P26"><text:span text:style-name="T27"><text:tab/><text:tab/><text:tab/><text:tab/>字段名称_</text:span><text:span text:style-name="T29">2</text:span><text:span text:style-name="T27">:</text:span><text:span text:style-name="T71">固</text:span><text:span text:style-name="T62">定资产名称</text:span></text:p>
      <text:p text:style-name="P26"><text:span text:style-name="T27"><text:tab/><text:tab/><text:tab/><text:tab/>字段名称_</text:span><text:span text:style-name="T29">3</text:span><text:span text:style-name="T27">:</text:span><text:span text:style-name="T71">固</text:span><text:span text:style-name="T62">定资产规格</text:span></text:p>
      <text:p text:style-name="P26"><text:span text:style-name="T27"><text:tab/><text:tab/><text:tab/><text:tab/>字段名称_</text:span><text:span text:style-name="T29">4</text:span><text:span text:style-name="T27">:</text:span><text:span text:style-name="T71">固</text:span><text:span text:style-name="T62">定资产类别</text:span></text:p>
      <text:p text:style-name="P26"><text:span text:style-name="T27"><text:tab/><text:tab/><text:tab/><text:tab/>字段名称_</text:span><text:span text:style-name="T29">5</text:span><text:span text:style-name="T27">:</text:span><text:span text:style-name="T71">数</text:span><text:span text:style-name="T62">量</text:span></text:p>
      <text:p text:style-name="P31"><text:span text:style-name="T27"><text:tab/><text:tab/><text:tab/><text:tab/>字段名称_</text:span><text:span text:style-name="T29">6</text:span><text:span text:style-name="T27">:</text:span><text:span text:style-name="T71">单</text:span><text:span text:style-name="T62">位</text:span><text:span text:style-name="T27"><text:tab/><text:tab/></text:span></text:p>
      <text:p text:style-name="P26"><text:span text:style-name="T27"><text:tab/><text:tab/><text:tab/><text:tab/>字段名称_</text:span><text:span text:style-name="T29">7</text:span><text:span text:style-name="T27">:</text:span><text:span text:style-name="T71">使</text:span><text:span text:style-name="T62">用部门</text:span></text:p>
      <text:p text:style-name="P26"><text:span text:style-name="T27"><text:tab/><text:tab/><text:tab/><text:tab/>字段名称_</text:span><text:span text:style-name="T29">8</text:span><text:span text:style-name="T27">:</text:span><text:span text:style-name="T71">使</text:span><text:span text:style-name="T62">用人</text:span></text:p>
      <text:p text:style-name="P26"><text:span text:style-name="T27"><text:tab/><text:tab/><text:tab/><text:tab/>字段名称_</text:span><text:span text:style-name="T29">9</text:span><text:span text:style-name="T27">:</text:span><text:span text:style-name="T71">入</text:span><text:span text:style-name="T62">账日期</text:span></text:p>
      <text:p text:style-name="P31"><text:span text:style-name="T27"><text:tab/><text:tab/><text:tab/><text:tab/>字段名称_</text:span><text:span text:style-name="T29">10</text:span><text:span text:style-name="T27">:</text:span><text:span text:style-name="T71">固</text:span><text:span text:style-name="T62">定资产会计科目</text:span><text:span text:style-name="T27"> <text:s text:c="8"/></text:span></text:p>
      <text:p text:style-name="P31"><text:span text:style-name="T27"><text:tab/><text:tab/><text:tab/><text:tab/>字段名称_</text:span><text:span text:style-name="T29">11</text:span><text:span text:style-name="T27">:</text:span><text:span text:style-name="T71">累</text:span><text:span text:style-name="T62">计折旧科目</text:span><text:span text:style-name="T27"> <text:s text:c="6"/></text:span></text:p>
      <text:p text:style-name="P31"><text:span text:style-name="T27"><text:tab/><text:tab/><text:tab/><text:tab/>字段名称_</text:span><text:span text:style-name="T30">1</text:span><text:span text:style-name="T29">2</text:span><text:span text:style-name="T27">:</text:span><text:span text:style-name="T115">减</text:span><text:span text:style-name="T62">值准备科目</text:span><text:span text:style-name="T27"> <text:s text:c="7"/></text:span></text:p>
      <text:p text:style-name="P31"><text:span text:style-name="T27"><text:tab/><text:tab/><text:tab/><text:tab/>字段名称_</text:span><text:span text:style-name="T31">1</text:span><text:span text:style-name="T29">3</text:span><text:span text:style-name="T27">:</text:span><text:span text:style-name="T115">折</text:span><text:span text:style-name="T62">旧费用科目</text:span><text:span text:style-name="T27"> <text:s text:c="6"/></text:span></text:p>
      <text:p text:style-name="P31"><text:span text:style-name="T27"><text:tab/><text:tab/><text:tab/><text:tab/>字段名称_</text:span><text:span text:style-name="T31">1</text:span><text:span text:style-name="T29">4</text:span><text:span text:style-name="T27">:</text:span><text:span text:style-name="T71">税</text:span><text:span text:style-name="T62">金科目</text:span><text:span text:style-name="T27"> <text:s text:c="9"/></text:span></text:p>
      <text:p text:style-name="P31"><text:span text:style-name="T27"><text:tab/><text:tab/><text:tab/><text:tab/>字段名称_</text:span><text:span text:style-name="T31">1</text:span><text:span text:style-name="T29">5</text:span><text:span text:style-name="T27">:</text:span><text:span text:style-name="T115">减</text:span><text:span text:style-name="T62">值准备对方科目</text:span><text:span text:style-name="T27"> <text:s/></text:span></text:p>
      <text:p text:style-name="P21"><text:span text:style-name="T27"><text:tab/><text:tab/><text:tab/><text:tab/>字段名称_</text:span><text:span text:style-name="T28">1</text:span><text:span text:style-name="T29">6</text:span><text:span text:style-name="T27">:</text:span><text:span text:style-name="T71">增</text:span><text:span text:style-name="T62">加方式</text:span></text:p>
      <text:p text:style-name="P21"><text:span text:style-name="T27"><text:tab/><text:tab/><text:tab/><text:tab/>字段名称_</text:span><text:span text:style-name="T28">1</text:span><text:span text:style-name="T29">7</text:span><text:span text:style-name="T27">:</text:span><text:span text:style-name="T71">用</text:span><text:span text:style-name="T62">途</text:span></text:p>
      <text:p text:style-name="P21"><text:span text:style-name="T27"><text:tab/><text:tab/><text:tab/><text:tab/>字段名称_</text:span><text:span text:style-name="T29">18</text:span><text:span text:style-name="T27">:</text:span><text:span text:style-name="T71">状</text:span><text:span text:style-name="T62">态</text:span></text:p>
      <text:p text:style-name="P21"><text:span text:style-name="T27"><text:tab/><text:tab/><text:tab/><text:tab/>字段名称_</text:span><text:span text:style-name="T29">19</text:span><text:span text:style-name="T27">:</text:span><text:span text:style-name="T71">备</text:span><text:span text:style-name="T62">注</text:span><text:span text:style-name="T27"> <text:s text:c="3"/></text:span></text:p>
      <text:p text:style-name="P37"><text:span text:style-name="T27"><text:tab/><text:tab/><text:tab/><text:tab/></text:span><text:span text:style-name="T34">字段名称_</text:span><text:span text:style-name="T36">20</text:span><text:span text:style-name="T34">:</text:span><text:span text:style-name="T70">原</text:span><text:span text:style-name="T67">值（币值）</text:span></text:p>
      <text:p text:style-name="P37"><text:span text:style-name="T27"><text:tab/><text:tab/><text:tab/><text:tab/>字段名称_</text:span><text:span text:style-name="T32">2</text:span><text:span text:style-name="T33">1</text:span><text:span text:style-name="T27">:</text:span><text:span text:style-name="T68">税</text:span><text:span text:style-name="T62">额</text:span></text:p>
      <text:p text:style-name="P37"><text:span text:style-name="T27"><text:tab/><text:tab/><text:tab/><text:tab/>字段名称_</text:span><text:span text:style-name="T33">22</text:span><text:span text:style-name="T27">:</text:span><text:span text:style-name="T68">残</text:span><text:span text:style-name="T62">值率</text:span></text:p>
      <text:p text:style-name="P37"><text:span text:style-name="T27"><text:tab/><text:tab/><text:tab/><text:tab/>字段名称_</text:span><text:span text:style-name="T33">23</text:span><text:span text:style-name="T27">:</text:span><text:span text:style-name="T68">预</text:span><text:span text:style-name="T62">计净残值</text:span></text:p>
      <text:p text:style-name="P37"><text:span text:style-name="T27"><text:tab/><text:tab/><text:tab/><text:tab/>字段名称_</text:span><text:span text:style-name="T33">24</text:span><text:span text:style-name="T27">:</text:span><text:span text:style-name="T68">减</text:span><text:span text:style-name="T62">值准备</text:span></text:p>
      <text:p text:style-name="P37"><text:span text:style-name="T27"><text:tab/><text:tab/><text:tab/><text:tab/>字段名称_</text:span><text:span text:style-name="T33">25</text:span><text:span text:style-name="T27">:</text:span><text:span text:style-name="T68">期</text:span><text:span text:style-name="T62">初累计折旧</text:span></text:p>
      <text:p text:style-name="P37"><text:span text:style-name="T27"><text:tab/><text:tab/><text:tab/><text:tab/>字段名称_</text:span><text:span text:style-name="T33">26</text:span><text:span text:style-name="T27">:</text:span><text:span text:style-name="T68">期</text:span><text:span text:style-name="T62">初净值</text:span></text:p>
      <text:p text:style-name="P37"><text:span text:style-name="T27"><text:tab/><text:tab/><text:tab/><text:tab/>字段名称_</text:span><text:span text:style-name="T33">27</text:span><text:span text:style-name="T27">:</text:span><text:span text:style-name="T68">月</text:span><text:span text:style-name="T67">折旧额</text:span><text:span text:style-name="T26"> </text:span></text:p>
      <text:p text:style-name="P37"><text:span text:style-name="T26"><text:tab/><text:tab/><text:tab/><text:tab/></text:span><text:span text:style-name="T34">字段名称_</text:span><text:span text:style-name="T36">28</text:span><text:span text:style-name="T34">:</text:span><text:span text:style-name="T72">折</text:span><text:span text:style-name="T71">旧方法</text:span></text:p>
      <text:p text:style-name="P37"><text:span text:style-name="T27"><text:tab/><text:tab/><text:tab/><text:tab/>字段名称_</text:span><text:span text:style-name="T33">29</text:span><text:span text:style-name="T27">:</text:span><text:span text:style-name="T67">从</text:span><text:span text:style-name="T62">入账开始预计使用年限</text:span></text:p>
      <text:p text:style-name="P37"><text:span text:style-name="T27"><text:tab/><text:tab/><text:tab/><text:tab/>字段名称_</text:span><text:span text:style-name="T32">3</text:span><text:span text:style-name="T33">0</text:span><text:span text:style-name="T27">:</text:span><text:span text:style-name="T67">入</text:span><text:span text:style-name="T62">账后累计计提折旧期间数</text:span></text:p>
      <text:p text:style-name="P38"><text:span text:style-name="T26"><text:tab/><text:tab/></text:span></text:p>
      <text:p text:style-name="P5"><text:tab/><text:tab/><text:tab/><text:tab/></text:p>
      <text:p text:style-name="P5"><text:tab/><text:tab/><text:tab/><text:tab/><text:tab/><text:tab/><text:tab/></text:p>
      <text:p text:style-name="P26"><text:span text:style-name="T26"><text:tab/><text:tab/><text:tab/></text:span><text:span text:style-name="T22">功能名字_</text:span><text:span text:style-name="T23">2</text:span><text:span text:style-name="T22">:添加</text:span><text:span text:style-name="T26"> <text:s/>功能类型:编辑 (有网格/树形/编辑可选)</text:span><text:span text:style-name="T41"><text:tab/><text:tab/><text:tab/></text:span></text:p>
      <text:p text:style-name="P31"><text:span text:style-name="T27"><text:tab/><text:tab/><text:tab/><text:tab/>字段名称_</text:span><text:span text:style-name="T32">1</text:span><text:span text:style-name="T27">:</text:span><text:span text:style-name="T71">固</text:span><text:span text:style-name="T62">定资产名称<text:tab/><text:tab/></text:span><text:span text:style-name="T42">字段类型:文本框 <text:s/>必填</text:span></text:p>
      <text:p text:style-name="P31"><text:span text:style-name="T27"><text:tab/><text:tab/><text:tab/><text:tab/>字段名称_</text:span><text:span text:style-name="T32">2</text:span><text:span text:style-name="T27">:</text:span><text:span text:style-name="T71">固</text:span><text:span text:style-name="T62">定资产规格<text:tab/><text:tab/></text:span><text:span text:style-name="T42">字段类型:文本框 <text:s/>非必填</text:span></text:p>
      <text:p text:style-name="P32"><text:span text:style-name="T27"><text:tab/><text:tab/><text:tab/><text:tab/>字段名称_</text:span><text:span text:style-name="T32">3</text:span><text:span text:style-name="T27">:</text:span><text:span text:style-name="T71">固</text:span><text:span text:style-name="T62">定资产类别<text:tab/><text:tab/></text:span><text:span text:style-name="T42">字段类型:</text:span><text:span text:style-name="T43">下拉</text:span><text:span text:style-name="T42">框 <text:s/>必填</text:span></text:p>
      <text:p text:style-name="P32"><text:span text:style-name="T43">(</text:span><text:span text:style-name="T69">房</text:span><text:span text:style-name="T62">屋、建筑物/</text:span><text:span text:style-name="T122">一</text:span><text:span text:style-name="T121">般办公设备</text:span><text:span text:style-name="T62">/</text:span><text:span text:style-name="T122">专</text:span><text:span text:style-name="T121">用设备</text:span><text:span text:style-name="T62">/</text:span><text:span text:style-name="T69">机</text:span><text:span text:style-name="T62">器机械生产设备/</text:span><text:span text:style-name="T69">器</text:span><text:span text:style-name="T62">具、工具、家具/</text:span><text:span text:style-name="T69">运</text:span><text:span text:style-name="T62">输工具/</text:span><text:span text:style-name="T69">电</text:span><text:span text:style-name="T62">子设备/</text:span><text:span text:style-name="T69">其</text:span><text:span text:style-name="T62">他固定资产</text:span><text:span text:style-name="T43">)</text:span></text:p>
      <text:p text:style-name="P31"><text:span text:style-name="T27"><text:tab/><text:tab/><text:tab/><text:tab/>字段名称_</text:span><text:span text:style-name="T32">4</text:span><text:span text:style-name="T27">:</text:span><text:span text:style-name="T71">数</text:span><text:span text:style-name="T62">量<text:tab/><text:tab/><text:tab/><text:tab/><text:tab/></text:span><text:span text:style-name="T42">字段类型:数字框 <text:s/>必填</text:span></text:p>
      <text:p text:style-name="P31"><text:span text:style-name="T27"><text:tab/><text:tab/><text:tab/><text:tab/>字段名称_</text:span><text:span text:style-name="T32">5</text:span><text:span text:style-name="T27">:</text:span><text:span text:style-name="T71">单</text:span><text:span text:style-name="T62">位</text:span><text:span text:style-name="T27"><text:tab/><text:tab/><text:tab/><text:tab/><text:tab/></text:span><text:span text:style-name="T42">字段类型:下拉框</text:span><text:span text:style-name="T43">(间/台/辆)</text:span><text:span text:style-name="T42"> <text:s/>必填</text:span></text:p>
      <text:p text:style-name="P31"><text:span text:style-name="T27"><text:tab/><text:tab/><text:tab/><text:tab/>字段名称_</text:span><text:span text:style-name="T32">6</text:span><text:span text:style-name="T27">:</text:span><text:span text:style-name="T71">使</text:span><text:span text:style-name="T62">用部门<text:tab/><text:tab/><text:tab/></text:span><text:span text:style-name="T42">字段类型:下拉框 <text:s/>必填</text:span></text:p>
      <text:p text:style-name="P31"><text:span text:style-name="T27"><text:tab/><text:tab/><text:tab/><text:tab/>字段名称_</text:span><text:span text:style-name="T32">7</text:span><text:span text:style-name="T27">:</text:span><text:span text:style-name="T71">使</text:span><text:span text:style-name="T62">用人<text:tab/><text:tab/><text:tab/><text:tab/></text:span><text:span text:style-name="T42">字段类型:下拉框 <text:s/>必填</text:span></text:p>
      <text:p text:style-name="P31"><text:span text:style-name="T27"><text:tab/><text:tab/><text:tab/><text:tab/>字段名称_</text:span><text:span text:style-name="T32">8</text:span><text:span text:style-name="T27">:</text:span><text:span text:style-name="T71">入</text:span><text:span text:style-name="T62">账日期<text:tab/><text:tab/><text:tab/></text:span><text:span text:style-name="T42">字段类型:日期框</text:span><text:span text:style-name="T43">(年月日)</text:span><text:span text:style-name="T42"> <text:s/>必填</text:span></text:p>
      <text:p text:style-name="P31"><text:span text:style-name="T27"><text:tab/><text:tab/><text:tab/><text:tab/>字段名称_</text:span><text:span text:style-name="T32">9</text:span><text:span text:style-name="T27">:</text:span><text:span text:style-name="T71">固</text:span><text:span text:style-name="T62">定资产会计科目</text:span><text:span text:style-name="T27"> <text:s text:c="2"/></text:span><text:span text:style-name="T42">字段类型:下拉框 <text:s/>必填</text:span><text:span text:style-name="T50">(提示:如果自行填写,填写格式为: <text:s text:c="3"/>代码:科目名称)</text:span><text:span text:style-name="T37"> <text:s text:c="5"/></text:span></text:p>
      <text:p text:style-name="P35"><text:soft-page-break/><text:span text:style-name="T27"><text:tab/><text:tab/><text:tab/><text:tab/>字段名称_</text:span><text:span text:style-name="T29">1</text:span><text:span text:style-name="T32">0</text:span><text:span text:style-name="T27">:</text:span><text:span text:style-name="T71">累</text:span><text:span text:style-name="T62">计折旧科目</text:span><text:span text:style-name="T27"> <text:s text:c="5"/></text:span><text:span text:style-name="T42">字段类型:文本框 <text:s/>必填</text:span><text:span text:style-name="T51">(调方法获取没有就手填)</text:span><text:span text:style-name="T52">(</text:span><text:span text:style-name="T50">提示:如果自行填写,填写格式为: <text:s text:c="3"/>代码:累计折旧)</text:span><text:span text:style-name="T92"> <text:s text:c="5"/></text:span><text:span text:style-name="T37"><text:s/></text:span></text:p>
      <text:p text:style-name="P35"><text:span text:style-name="T27"><text:tab/><text:tab/><text:tab/><text:tab/>字段名称_</text:span><text:span text:style-name="T30">1</text:span><text:span text:style-name="T32">1</text:span><text:span text:style-name="T27">:</text:span><text:span text:style-name="T115">减</text:span><text:span text:style-name="T62">值准备科目</text:span><text:span text:style-name="T27"> <text:s text:c="5"/></text:span><text:span text:style-name="T42">字段类型:文本框 <text:s/>必填</text:span><text:span text:style-name="T43">(调方法获取没有就手填)</text:span><text:span text:style-name="T52">(</text:span><text:span text:style-name="T50">提示:如果自行填写,填写格式为: <text:s text:c="3"/>代码:减值准备)</text:span><text:span text:style-name="T92"> <text:s text:c="6"/></text:span><text:span text:style-name="T87"><text:s/></text:span><text:span text:style-name="T27"><text:s text:c="2"/></text:span></text:p>
      <text:p text:style-name="P35"><text:span text:style-name="T27"><text:tab/><text:tab/><text:tab/><text:tab/>字段名称_</text:span><text:span text:style-name="T31">1</text:span><text:span text:style-name="T32">2</text:span><text:span text:style-name="T27">:</text:span><text:span text:style-name="T115">折</text:span><text:span text:style-name="T62">旧费用科目</text:span><text:span text:style-name="T27"> <text:s text:c="4"/><text:tab/></text:span><text:span text:style-name="T42">字段类型:下拉框 <text:s/>必填</text:span><text:span text:style-name="T27"> </text:span><text:span text:style-name="T52">(</text:span><text:span text:style-name="T50">提示:如果自行填写,填写格式为: <text:s text:c="3"/>代码:管理费用-折旧费 <text:s text:c="2"/>或者 <text:s/>代码:研发费-折旧费)</text:span><text:span text:style-name="T92"> <text:s text:c="6"/></text:span><text:span text:style-name="T87"><text:s/></text:span><text:span text:style-name="T27"><text:s text:c="3"/></text:span></text:p>
      <text:p text:style-name="P35"><text:span text:style-name="T27"><text:tab/><text:tab/><text:tab/><text:tab/>字段名称_</text:span><text:span text:style-name="T31">1</text:span><text:span text:style-name="T32">3</text:span><text:span text:style-name="T27">:</text:span><text:span text:style-name="T71">税</text:span><text:span text:style-name="T62">金科目</text:span><text:span text:style-name="T27"> <text:s text:c="9"/></text:span><text:span text:style-name="T42">字段类型:文本框 <text:s/>必填</text:span><text:span text:style-name="T43">(调方法获取没有就手填)</text:span><text:span text:style-name="T52">(</text:span><text:span text:style-name="T50">提示:如果自行填写,填写格式为: <text:s text:c="3"/>代码:应交税金-应交增值税-进项税额)</text:span><text:span text:style-name="T92"> <text:s text:c="6"/></text:span><text:span text:style-name="T87"><text:s text:c="4"/></text:span></text:p>
      <text:p text:style-name="P35"><text:span text:style-name="T27"><text:tab/><text:tab/><text:tab/><text:tab/>字段名称_</text:span><text:span text:style-name="T31">1</text:span><text:span text:style-name="T32">4</text:span><text:span text:style-name="T27">:</text:span><text:span text:style-name="T115">减</text:span><text:span text:style-name="T62">值准备对方科目</text:span><text:span text:style-name="T27"> <text:s/></text:span><text:span text:style-name="T42">字段类型:文本框 <text:s/>必填</text:span><text:span text:style-name="T43">(调方法获取没有就手填)</text:span><text:span text:style-name="T52">(</text:span><text:span text:style-name="T50">提示:如果自行填写,填写格式为: <text:s text:c="3"/>代码:营业外支出)</text:span><text:span text:style-name="T92"> <text:s text:c="6"/></text:span><text:span text:style-name="T87"><text:s text:c="4"/></text:span></text:p>
      <text:p text:style-name="P31"><text:span text:style-name="T27"><text:tab/><text:tab/><text:tab/><text:tab/>字段名称_</text:span><text:span text:style-name="T28">1</text:span><text:span text:style-name="T32">5</text:span><text:span text:style-name="T27">:</text:span><text:span text:style-name="T71">增</text:span><text:span text:style-name="T62">加方式<text:tab/><text:tab/><text:tab/></text:span><text:span text:style-name="T42">字段类型:下拉框</text:span><text:span text:style-name="T43">(</text:span><text:bookmark-start text:name="__DdeLink__12685_246222671"/><text:span text:style-name="T43">购置/改造/改良/受赠/调拨/划转/其他</text:span><text:bookmark-end text:name="__DdeLink__12685_246222671"/><text:span text:style-name="T43">)</text:span><text:span text:style-name="T42"> <text:s/>必填</text:span></text:p>
      <text:p text:style-name="P32"><text:span text:style-name="T27"><text:tab/><text:tab/><text:tab/><text:tab/>字段名称_</text:span><text:span text:style-name="T28">1</text:span><text:span text:style-name="T32">6</text:span><text:span text:style-name="T27">:</text:span><text:span text:style-name="T71">用</text:span><text:span text:style-name="T62">途<text:tab/><text:tab/><text:tab/><text:tab/></text:span><text:span text:style-name="T42">字段类型:文本框 <text:s/>非必填</text:span></text:p>
      <text:p text:style-name="P31"><text:span text:style-name="T27"><text:tab/><text:tab/><text:tab/><text:tab/>字段名称_</text:span><text:span text:style-name="T29">1</text:span><text:span text:style-name="T32">7</text:span><text:span text:style-name="T27">:</text:span><text:span text:style-name="T71">状</text:span><text:span text:style-name="T62">态<text:tab/><text:tab/><text:tab/><text:tab/></text:span><text:span text:style-name="T42">字段类型:下拉框</text:span><text:span text:style-name="T43">(</text:span><text:bookmark-start text:name="__DdeLink__12689_246222671"/><text:span text:style-name="T43">使用中/未使用/不需用/其他</text:span><text:bookmark-end text:name="__DdeLink__12689_246222671"/><text:span text:style-name="T43">)</text:span><text:span text:style-name="T42"> <text:s/>必填</text:span></text:p>
      <text:p text:style-name="P27"><text:span text:style-name="T82"><text:tab/><text:tab/><text:tab/><text:tab/>字段名称_</text:span><text:span text:style-name="T83">1</text:span><text:span text:style-name="T84">8</text:span><text:span text:style-name="T82">:</text:span><text:span text:style-name="T74">备</text:span><text:span text:style-name="T75">注<text:tab/><text:tab/><text:tab/><text:tab/></text:span><text:span text:style-name="T58">字段类型:文本框 <text:s/>非必填</text:span></text:p>
      <text:p text:style-name="P28"><text:span text:style-name="T58"><text:tab/><text:tab/><text:tab/><text:tab/></text:span><text:span text:style-name="T82">字段名称_</text:span><text:span text:style-name="T83">1</text:span><text:span text:style-name="T85">9</text:span><text:span text:style-name="T82">:原值</text:span><text:span text:style-name="T85">(币值)</text:span><text:span text:style-name="T75"><text:tab/><text:tab/><text:tab/></text:span><text:span text:style-name="T58">字段类型:</text:span><text:span text:style-name="T59">数字</text:span><text:span text:style-name="T58">框 <text:s/>必填</text:span></text:p>
      <text:p text:style-name="P28"><text:span text:style-name="T58"><text:tab/><text:tab/><text:tab/><text:tab/></text:span><text:span text:style-name="T82">字段名称_</text:span><text:span text:style-name="T85">20</text:span><text:span text:style-name="T82">:税额</text:span><text:span text:style-name="T75"><text:tab/><text:tab/><text:tab/><text:tab/></text:span><text:span text:style-name="T58">字段类型:</text:span><text:span text:style-name="T59">数字</text:span><text:span text:style-name="T58">框 <text:s/>必填</text:span></text:p>
      <text:p text:style-name="P33"><text:span text:style-name="T42"><text:tab/><text:tab/><text:tab/><text:tab/></text:span><text:span text:style-name="T87">字段名称_</text:span><text:span text:style-name="T88">21</text:span><text:span text:style-name="T87">:残值率</text:span><text:span text:style-name="T68"><text:tab/><text:tab/><text:tab/><text:tab/></text:span><text:span text:style-name="T42">字段类型:下拉框</text:span><text:span text:style-name="T44">(0/0.05)</text:span><text:span text:style-name="T42"> <text:s/>必填</text:span></text:p>
      <text:p text:style-name="P33"><text:span text:style-name="T42"><text:tab/><text:tab/><text:tab/><text:tab/></text:span><text:span text:style-name="T87">字段名称_</text:span><text:span text:style-name="T88">22</text:span><text:span text:style-name="T87">:</text:span><text:span text:style-name="T115">减</text:span><text:span text:style-name="T62">值准备</text:span><text:span text:style-name="T68"><text:tab/><text:tab/><text:tab/></text:span><text:span text:style-name="T42">字段类型:数字框 <text:s/>非必填</text:span></text:p>
      <text:p text:style-name="P33"><text:span text:style-name="T42"><text:tab/><text:tab/><text:tab/><text:tab/></text:span><text:span text:style-name="T87">字段名称_</text:span><text:span text:style-name="T88">23</text:span><text:span text:style-name="T87">:</text:span><text:span text:style-name="T115">期</text:span><text:span text:style-name="T62">初累计折旧</text:span><text:span text:style-name="T68"><text:tab/><text:tab/></text:span><text:span text:style-name="T42">字段类型:数字框 <text:s/>必填</text:span></text:p>
      <text:p text:style-name="P33"><text:span text:style-name="T42"><text:tab/><text:tab/><text:tab/><text:tab/></text:span><text:span text:style-name="T87">字段名称_</text:span><text:span text:style-name="T88">24</text:span><text:span text:style-name="T87">:</text:span><text:span text:style-name="T115">期</text:span><text:span text:style-name="T62">初净值</text:span><text:span text:style-name="T68"><text:tab/><text:tab/><text:tab/></text:span><text:span text:style-name="T42">字段类型:数字框 <text:s/>必填</text:span></text:p>
      <text:p text:style-name="P37"><text:span text:style-name="T42"><text:tab/><text:tab/><text:tab/><text:tab/></text:span></text:p>
      <text:p text:style-name="P25"/>
      <text:p text:style-name="P5"><text:tab/><text:tab/><text:tab/><text:tab/></text:p>
      <text:p text:style-name="P5"/>
      <text:p text:style-name="P5"><text:tab/><text:tab/><text:tab/><text:span text:style-name="T16">功能名字_</text:span><text:span text:style-name="T17">3</text:span><text:span text:style-name="T16">:编辑</text:span> <text:s/>功能类型:编辑 (有网格/树形/编辑可选)<text:span text:style-name="T2">workjoin/v1/edit</text:span></text:p>
      <text:p text:style-name="P10"><text:tab/><text:tab/><text:tab/><text:tab/><text:span text:style-name="T118">字段名称_</text:span><text:span text:style-name="T119">1</text:span><text:span text:style-name="T118">:</text:span><text:span text:style-name="T62">固定资产名称<text:tab/><text:tab/></text:span><text:span text:style-name="T46">字段类型:文本框 <text:s/>必填</text:span></text:p>
      <text:p text:style-name="P33"><text:span text:style-name="T27"><text:tab/><text:tab/><text:tab/><text:tab/>字段名称_</text:span><text:span text:style-name="T32">2</text:span><text:span text:style-name="T27">:</text:span><text:span text:style-name="T71">固</text:span><text:span text:style-name="T62">定资产规格<text:tab/><text:tab/></text:span><text:span text:style-name="T42">字段类型:文本框 <text:s/>非必填</text:span></text:p>
      <text:p text:style-name="P33"><text:span text:style-name="T27"><text:tab/><text:tab/><text:tab/><text:tab/>字段名称_</text:span><text:span text:style-name="T32">3</text:span><text:span text:style-name="T27">:</text:span><text:span text:style-name="T71">固</text:span><text:span text:style-name="T62">定资产类别<text:tab/><text:tab/></text:span><text:span text:style-name="T42">字段类型:</text:span><text:span text:style-name="T43">下拉</text:span><text:span text:style-name="T42">框 <text:s/>必填</text:span></text:p>
      <text:p text:style-name="P33"><text:span text:style-name="T43">(</text:span><text:span text:style-name="T69">房</text:span><text:span text:style-name="T62">屋、建筑物/</text:span><text:span text:style-name="T122">一</text:span><text:span text:style-name="T121">般办公设备</text:span><text:span text:style-name="T62">/</text:span><text:span text:style-name="T122">专</text:span><text:span text:style-name="T121">用设备</text:span><text:span text:style-name="T62">/</text:span><text:span text:style-name="T69">机</text:span><text:span text:style-name="T62">器机械生产设备/</text:span><text:span text:style-name="T69">器</text:span><text:span text:style-name="T62">具、工具、家具/</text:span><text:span text:style-name="T69">运</text:span><text:span text:style-name="T62">输工具/</text:span><text:span text:style-name="T69">电</text:span><text:span text:style-name="T62">子设备/</text:span><text:span text:style-name="T69">其</text:span><text:span text:style-name="T62">他固定资产</text:span><text:span text:style-name="T43">)</text:span></text:p>
      <text:p text:style-name="P33"><text:span text:style-name="T27"><text:tab/><text:tab/><text:tab/><text:tab/>字段名称_</text:span><text:span text:style-name="T32">4</text:span><text:span text:style-name="T27">:</text:span><text:span text:style-name="T71">数</text:span><text:span text:style-name="T62">量<text:tab/><text:tab/><text:tab/><text:tab/><text:tab/></text:span><text:span text:style-name="T42">字段类型:数字框 <text:s/>必填</text:span></text:p>
      <text:p text:style-name="P33"><text:span text:style-name="T27"><text:tab/><text:tab/><text:tab/><text:tab/>字段名称_</text:span><text:span text:style-name="T32">5</text:span><text:span text:style-name="T27">:</text:span><text:span text:style-name="T71">单</text:span><text:span text:style-name="T62">位</text:span><text:span text:style-name="T27"><text:tab/><text:tab/><text:tab/><text:tab/><text:tab/></text:span><text:span text:style-name="T42">字段类型:下拉框</text:span><text:span text:style-name="T43">(间/台/辆)</text:span><text:span text:style-name="T42"> <text:s/>必填</text:span></text:p>
      <text:p text:style-name="P33"><text:span text:style-name="T27"><text:tab/><text:tab/><text:tab/><text:tab/>字段名称_</text:span><text:span text:style-name="T32">6</text:span><text:span text:style-name="T27">:</text:span><text:span text:style-name="T71">使</text:span><text:span text:style-name="T62">用部门<text:tab/><text:tab/><text:tab/></text:span><text:span text:style-name="T42">字段类型:下拉框 <text:s/>必填</text:span></text:p>
      <text:p text:style-name="P33"><text:span text:style-name="T27"><text:tab/><text:tab/><text:tab/><text:tab/>字段名称_</text:span><text:span text:style-name="T32">7</text:span><text:span text:style-name="T27">:</text:span><text:span text:style-name="T71">使</text:span><text:span text:style-name="T62">用人<text:tab/><text:tab/><text:tab/><text:tab/></text:span><text:span text:style-name="T42">字段类型:下拉框 <text:s/>必填</text:span></text:p>
      <text:p text:style-name="P33"><text:span text:style-name="T27"><text:tab/><text:tab/><text:tab/><text:tab/>字段名称_</text:span><text:span text:style-name="T32">8</text:span><text:span text:style-name="T27">:</text:span><text:span text:style-name="T71">入</text:span><text:span text:style-name="T62">账日期<text:tab/><text:tab/><text:tab/></text:span><text:span text:style-name="T42">字段类型:日期框</text:span><text:span text:style-name="T43">(年月日)</text:span><text:span text:style-name="T42"> <text:s/>必填</text:span></text:p>
      <text:p text:style-name="P35"><text:span text:style-name="T27"><text:tab/><text:tab/><text:tab/><text:tab/>字段名称_</text:span><text:span text:style-name="T32">9</text:span><text:span text:style-name="T27">:</text:span><text:span text:style-name="T67">固定资产会计科目</text:span><text:span text:style-name="T27"> <text:s text:c="2"/></text:span><text:span text:style-name="T42">字段类型:下拉框 <text:s/>必填</text:span><text:span text:style-name="T50">(提示:如果自行填写,填写格式为: <text:s text:c="3"/>代码:科目名称)</text:span><text:span text:style-name="T37"> <text:s text:c="5"/></text:span></text:p>
      <text:p text:style-name="P35"><text:span text:style-name="T27"><text:tab/><text:tab/><text:tab/><text:tab/>字段名称_</text:span><text:span text:style-name="T29">1</text:span><text:span text:style-name="T32">0</text:span><text:span text:style-name="T27">:</text:span><text:span text:style-name="T71">累</text:span><text:span text:style-name="T62">计折旧科目</text:span><text:span text:style-name="T27"> <text:s text:c="5"/></text:span><text:span text:style-name="T42">字段类型:文本框 <text:s/>必填</text:span><text:span text:style-name="T51">(调方法获取没有就手填)</text:span><text:span text:style-name="T52">(</text:span><text:span text:style-name="T50">提示:如果自行填写,填写格式为: <text:s text:c="3"/>代码:累计折旧)</text:span><text:span text:style-name="T92"> <text:s text:c="5"/></text:span><text:span text:style-name="T37"><text:s/></text:span></text:p>
      <text:p text:style-name="P35"><text:span text:style-name="T27"><text:tab/><text:tab/><text:tab/><text:tab/>字段名称_</text:span><text:span text:style-name="T30">1</text:span><text:span text:style-name="T32">1</text:span><text:span text:style-name="T27">:</text:span><text:span text:style-name="T115">减</text:span><text:span text:style-name="T62">值准备科目</text:span><text:span text:style-name="T27"> <text:s text:c="5"/></text:span><text:span text:style-name="T42">字段类型:文本框 <text:s/>必填</text:span><text:span text:style-name="T43">(调方法获取没有就手填)</text:span><text:span text:style-name="T52">(</text:span><text:span text:style-name="T50">提示:如果自行填写,填写格式为: <text:s text:c="3"/>代码:减值准备)</text:span><text:span text:style-name="T92"> <text:s text:c="6"/></text:span><text:span text:style-name="T87"><text:s/></text:span><text:span text:style-name="T27"><text:s text:c="2"/></text:span></text:p>
      <text:p text:style-name="P35"><text:span text:style-name="T27"><text:tab/><text:tab/><text:tab/><text:tab/>字段名称_</text:span><text:span text:style-name="T31">1</text:span><text:span text:style-name="T32">2</text:span><text:span text:style-name="T27">:</text:span><text:span text:style-name="T115">折</text:span><text:span text:style-name="T62">旧费用科目</text:span><text:span text:style-name="T27"> <text:s text:c="4"/><text:tab/></text:span><text:span text:style-name="T42">字段类型:下拉框 <text:s/>必填</text:span><text:span text:style-name="T27"> </text:span><text:span text:style-name="T52">(</text:span><text:span text:style-name="T50">提示:如果自行填写,填写格式为: <text:s text:c="3"/>代码:管理费用-折旧费 <text:s text:c="2"/>或者 <text:s/>代码:研发费-折旧费)</text:span><text:span text:style-name="T92"> <text:s text:c="6"/></text:span><text:span text:style-name="T87"><text:s/></text:span><text:span text:style-name="T27"><text:s text:c="3"/></text:span></text:p>
      <text:p text:style-name="P35"><text:span text:style-name="T27"><text:tab/><text:tab/><text:tab/><text:tab/>字段名称_</text:span><text:span text:style-name="T31">1</text:span><text:span text:style-name="T32">3</text:span><text:span text:style-name="T27">:</text:span><text:span text:style-name="T71">税</text:span><text:span text:style-name="T62">金科目</text:span><text:span text:style-name="T27"> <text:s text:c="9"/></text:span><text:span text:style-name="T42">字段类型:文本框 <text:s/>必填</text:span><text:span text:style-name="T43">(调方法获取没有就手填)</text:span><text:span text:style-name="T52">(</text:span><text:span text:style-name="T50">提示:如果自行填写,填写格式为: <text:s text:c="3"/>代码:应交税金-应交增值税-进项税额)</text:span><text:span text:style-name="T92"> <text:s text:c="6"/></text:span><text:span text:style-name="T87"><text:s text:c="4"/></text:span></text:p>
      <text:p text:style-name="P35"><text:soft-page-break/><text:span text:style-name="T87"><text:tab/><text:tab/><text:tab/><text:tab/>字段名称_</text:span><text:span text:style-name="T90">1</text:span><text:span text:style-name="T91">4</text:span><text:span text:style-name="T87">:</text:span><text:span text:style-name="T116">减</text:span><text:span text:style-name="T67">值准备对方科目</text:span><text:span text:style-name="T87"> <text:s/></text:span><text:span text:style-name="T42">字段类型:文本框 <text:s/>必填</text:span><text:span text:style-name="T43">(调方法获取没有就手填)</text:span><text:span text:style-name="T52">(</text:span><text:span text:style-name="T50">提示:如果自行填写,填写格式为: <text:s text:c="3"/>代码:营业外支出)</text:span><text:span text:style-name="T92"> <text:s text:c="6"/></text:span></text:p>
      <text:p text:style-name="P33"><text:span text:style-name="T27"><text:tab/><text:tab/><text:tab/><text:tab/>字段名称_</text:span><text:span text:style-name="T28">1</text:span><text:span text:style-name="T32">5</text:span><text:span text:style-name="T27">:</text:span><text:span text:style-name="T71">增</text:span><text:span text:style-name="T62">加方式<text:tab/><text:tab/><text:tab/></text:span><text:span text:style-name="T42">字段类型:下拉框</text:span><text:span text:style-name="T43">(购置/改造/改良/受赠/调拨/划转/其他)</text:span><text:span text:style-name="T42"> <text:s/>必填</text:span></text:p>
      <text:p text:style-name="P33"><text:span text:style-name="T27"><text:tab/><text:tab/><text:tab/><text:tab/>字段名称_</text:span><text:span text:style-name="T28">1</text:span><text:span text:style-name="T32">6</text:span><text:span text:style-name="T27">:</text:span><text:span text:style-name="T71">用</text:span><text:span text:style-name="T62">途<text:tab/><text:tab/><text:tab/><text:tab/></text:span><text:span text:style-name="T42">字段类型:文本框 <text:s/>非必填</text:span></text:p>
      <text:p text:style-name="P33"><text:span text:style-name="T27"><text:tab/><text:tab/><text:tab/><text:tab/>字段名称_</text:span><text:span text:style-name="T29">1</text:span><text:span text:style-name="T32">7</text:span><text:span text:style-name="T27">:</text:span><text:span text:style-name="T71">状</text:span><text:span text:style-name="T62">态<text:tab/><text:tab/><text:tab/><text:tab/></text:span><text:span text:style-name="T42">字段类型:下拉框</text:span><text:span text:style-name="T43">(使用中/未使用/不需用/其他)</text:span><text:span text:style-name="T42"> <text:s/>必填</text:span></text:p>
      <text:p text:style-name="P39"><text:span text:style-name="T96"><text:tab/><text:tab/><text:tab/><text:tab/>字段名称_</text:span><text:span text:style-name="T97">1</text:span><text:span text:style-name="T98">8</text:span><text:span text:style-name="T96">:</text:span><text:span text:style-name="T77">备</text:span><text:span text:style-name="T78">注<text:tab/><text:tab/><text:tab/><text:tab/></text:span><text:span text:style-name="T56">字段类型:文本框 <text:s/>非必填</text:span></text:p>
      <text:p text:style-name="P40"><text:span text:style-name="T56"><text:tab/><text:tab/><text:tab/><text:tab/></text:span><text:span text:style-name="T96">字段名称_</text:span><text:span text:style-name="T97">1</text:span><text:span text:style-name="T99">9</text:span><text:span text:style-name="T96">:原值</text:span><text:span text:style-name="T99">(币值)</text:span><text:span text:style-name="T78"><text:tab/><text:tab/><text:tab/></text:span><text:span text:style-name="T56">字段类型:</text:span><text:span text:style-name="T57">数字</text:span><text:span text:style-name="T56">框 <text:s/>必填</text:span></text:p>
      <text:p text:style-name="P41"><text:span text:style-name="T58"><text:tab/><text:tab/><text:tab/><text:tab/></text:span><text:span text:style-name="T82">字段名称_</text:span><text:span text:style-name="T85">20</text:span><text:span text:style-name="T82">:税额</text:span><text:span text:style-name="T75"><text:tab/><text:tab/><text:tab/><text:tab/></text:span><text:span text:style-name="T58">字段类型:</text:span><text:span text:style-name="T59">数字</text:span><text:span text:style-name="T58">框 <text:s/>必填</text:span></text:p>
      <text:p text:style-name="P37"><text:span text:style-name="T42"><text:tab/><text:tab/><text:tab/><text:tab/></text:span><text:span text:style-name="T87">字段名称_</text:span><text:span text:style-name="T88">21</text:span><text:span text:style-name="T87">:残值率</text:span><text:span text:style-name="T68"><text:tab/><text:tab/><text:tab/><text:tab/></text:span><text:span text:style-name="T42">字段类型:下拉框</text:span><text:span text:style-name="T44">(0/0.05)</text:span><text:span text:style-name="T42"> <text:s/>必填</text:span></text:p>
      <text:p text:style-name="P37"><text:span text:style-name="T42"><text:tab/><text:tab/><text:tab/><text:tab/></text:span><text:span text:style-name="T87">字段名称_</text:span><text:span text:style-name="T88">22</text:span><text:span text:style-name="T87">:</text:span><text:span text:style-name="T115">减</text:span><text:span text:style-name="T62">值准备</text:span><text:span text:style-name="T68"><text:tab/><text:tab/><text:tab/></text:span><text:span text:style-name="T42">字段类型:数字框 <text:s/>非必填</text:span></text:p>
      <text:p text:style-name="P37"><text:span text:style-name="T42"><text:tab/><text:tab/><text:tab/><text:tab/></text:span><text:span text:style-name="T87">字段名称_</text:span><text:span text:style-name="T88">23</text:span><text:span text:style-name="T87">:</text:span><text:span text:style-name="T115">期</text:span><text:span text:style-name="T62">初累计折旧</text:span><text:span text:style-name="T68"><text:tab/><text:tab/></text:span><text:span text:style-name="T42">字段类型:数字框 <text:s/>必填</text:span></text:p>
      <text:p text:style-name="P40"><text:span text:style-name="T56"><text:tab/><text:tab/><text:tab/><text:tab/></text:span><text:span text:style-name="T96">字段名称_</text:span><text:span text:style-name="T99">24</text:span><text:span text:style-name="T96">:</text:span><text:span text:style-name="T117">期</text:span><text:span text:style-name="T78">初净值<text:tab/><text:tab/><text:tab/></text:span><text:span text:style-name="T56">字段类型:数字框 <text:s/>必填</text:span></text:p>
      <text:p text:style-name="P40"><text:span text:style-name="T56"><text:tab/><text:tab/><text:tab/><text:tab/></text:span><text:span text:style-name="T102">字段名称_</text:span><text:span text:style-name="T104">25</text:span><text:span text:style-name="T102">:</text:span><text:span text:style-name="T79">折</text:span><text:span text:style-name="T80">旧方法</text:span><text:span text:style-name="T81"><text:tab/><text:tab/></text:span><text:span text:style-name="T60">字段类型:</text:span><text:span text:style-name="T61">下拉</text:span><text:span text:style-name="T60">框</text:span><text:span text:style-name="T61">(</text:span><text:bookmark-start text:name="__DdeLink__12692_246222671"/><text:span text:style-name="T61">不计提折旧</text:span><text:bookmark-end text:name="__DdeLink__12692_246222671"/><text:span text:style-name="T61">/</text:span><text:bookmark-start text:name="__DdeLink__12694_246222671"/><text:span text:style-name="T61">平均年限法</text:span><text:bookmark-end text:name="__DdeLink__12694_246222671"/><text:span text:style-name="T61">)</text:span><text:span text:style-name="T60"> <text:s/>必填</text:span></text:p>
      <text:p text:style-name="P41"><text:span text:style-name="T58"><text:tab/><text:tab/><text:tab/><text:tab/></text:span><text:span text:style-name="T82">字段名称_</text:span><text:span text:style-name="T85">2</text:span><text:span text:style-name="T86">6</text:span><text:span text:style-name="T82">:</text:span><text:span text:style-name="T74">从入账开始预计使用年限</text:span><text:span text:style-name="T75"><text:tab/><text:tab/></text:span><text:span text:style-name="T58">字段类型:</text:span><text:span text:style-name="T59">数字</text:span><text:span text:style-name="T58">框 <text:s/>必填</text:span></text:p>
      <text:p text:style-name="P40"><text:span text:style-name="T56"><text:tab/><text:tab/><text:tab/><text:tab/></text:span><text:span text:style-name="T96">字段名称_</text:span><text:span text:style-name="T101">27</text:span><text:span text:style-name="T96">:残值</text:span><text:span text:style-name="T77">入账后累计计提折旧期间数</text:span><text:span text:style-name="T78"><text:tab/></text:span><text:span text:style-name="T56">字段类型: </text:span><text:span text:style-name="T57">数字</text:span><text:span text:style-name="T56">框 <text:s/>必填</text:span></text:p>
      <text:p text:style-name="P40"><text:span text:style-name="T56"><text:tab/></text:span></text:p>
      <text:p text:style-name="P5"/>
      <text:p text:style-name="P5"><text:tab/><text:tab/><text:tab/></text:p>
      <text:p text:style-name="P5"><text:tab/><text:tab/><text:tab/><text:span text:style-name="T16">功能名字_</text:span><text:span text:style-name="T17">4</text:span><text:span text:style-name="T16">:</text:span><text:span text:style-name="T21">删除</text:span> <text:s/>功能类型:<text:span text:style-name="T3">删除</text:span></text:p>
      <text:p text:style-name="P12"><text:tab/><text:tab/><text:tab/></text:p>
      <text:p text:style-name="P6"><text:span text:style-name="T3"><text:tab/><text:tab/><text:tab/></text:span><text:span text:style-name="T18">功能名字_</text:span><text:span text:style-name="T19">5</text:span><text:span text:style-name="T18">:导入</text:span><text:span text:style-name="T1"> <text:s/>功能类型:</text:span><text:span text:style-name="T3">导入</text:span></text:p>
      <text:p text:style-name="P12"/>
      <text:p text:style-name="P6"><text:span text:style-name="T3"><text:tab/><text:tab/><text:tab/></text:span><text:span text:style-name="T18">功能名字_</text:span><text:span text:style-name="T19">6</text:span><text:span text:style-name="T18">:导出</text:span><text:span text:style-name="T1"> <text:s/>功能类型:</text:span><text:span text:style-name="T3">导出</text:span></text:p>
      <text:p text:style-name="P12"/>
      <text:p text:style-name="P2"><text:span text:style-name="T18"><text:tab/><text:tab/><text:tab/>功能名字_</text:span><text:span text:style-name="T19">7</text:span><text:span text:style-name="T18">:</text:span><text:span text:style-name="T19">上传附件</text:span><text:span text:style-name="T1"> <text:s/>功能类型:</text:span><text:span text:style-name="T3">上传附件</text:span></text:p>
      <text:p text:style-name="P13"/>
      <text:p text:style-name="P42"><text:span text:style-name="T40"><text:tab/><text:tab/><text:tab/></text:span><text:span text:style-name="T24">功能名字_</text:span><text:span text:style-name="T25">9</text:span><text:span text:style-name="T24">:查看附件</text:span><text:span text:style-name="T40"> <text:s/>功能类型:查看附件</text:span></text:p>
      <text:p text:style-name="P22"/>
      <text:p text:style-name="P22"/>
      <text:p text:style-name="P4"/>
      <text:p text:style-name="P4"><text:tab/><text:tab/><text:span text:style-name="T11">导航名_</text:span><text:span text:style-name="T15">2</text:span><text:span text:style-name="T11">:折旧汇总表</text:span></text:p>
      <text:p text:style-name="P8"><text:tab/><text:tab/><text:tab/><text:span text:style-name="T4"><text:tab/>字段名称_</text:span><text:span text:style-name="T5">1:年份 <text:s/>字段类型:下拉框 必填</text:span></text:p>
      <text:p text:style-name="P15"><text:tab/><text:tab/><text:tab/><text:tab/>字段名称_2:月份 <text:s/>字段类型:下拉框(1-12) 必填</text:p>
      <text:p text:style-name="P15"><text:tab/><text:tab/><text:tab/><text:tab/>表头(类别/原值/月折旧额/期末累计折旧/本年累计折旧/减值准备/期末净值)</text:p>
      <text:p text:style-name="P4"><text:tab/><text:tab/></text:p>
      <text:p text:style-name="P4"><text:tab/><text:tab/><text:tab/></text:p>
      <text:p text:style-name="P4"/>
      <text:p text:style-name="P11"><text:tab/><text:tab/><text:span text:style-name="T11">导航名_</text:span><text:span text:style-name="T15">3</text:span><text:span text:style-name="T11">:</text:span><text:span text:style-name="T120"> 折旧明细表</text:span></text:p>
      <text:p text:style-name="P11"><text:tab/><text:tab/><text:tab/><text:tab/><text:span text:style-name="T4">字段名称_</text:span><text:span text:style-name="T5">1:年份 <text:s/>字段类型:下拉框 必填</text:span></text:p>
      <text:p text:style-name="P16"><text:tab/><text:tab/><text:tab/><text:tab/>字段名称_2:月份 <text:s/>字段类型:下拉框(1-12) 必填</text:p>
      <text:p text:style-name="P16"><text:tab/><text:tab/><text:tab/><text:tab/>表头(序号/固定资产名称/使用部门/月折旧率/原值/期末累计折旧/本年累计折旧/减值准备/期末净值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思源黑体 CN Regular1" svg:font-family="'思源黑体 CN Regular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5:25:28.022907714</meta:creation-date>
    <meta:editing-duration>P2DT40M4S</meta:editing-duration>
    <meta:editing-cycles>5</meta:editing-cycles>
    <meta:generator>LibreOffice/5.1.3.2$Linux_X86_64 LibreOffice_project/10$Build-2</meta:generator>
    <dc:date>2017-12-25T14:26:45.322485367</dc:date>
    <meta:document-statistic meta:table-count="0" meta:image-count="0" meta:object-count="0" meta:page-count="3" meta:paragraph-count="113" meta:word-count="2344" meta:character-count="3600" meta:non-whitespace-character-count="2640"/>
  </office:meta>
</office:document-meta>
</file>